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ilanka" fo:font-size="14pt" officeooo:rsid="0003675e" officeooo:paragraph-rsid="0003675e" style:font-size-asian="12.25pt" style:font-size-complex="14pt"/>
    </style:style>
    <style:style style:name="P2" style:family="paragraph" style:parent-style-name="Standard">
      <style:text-properties style:font-name="Chilanka" fo:font-size="14pt" officeooo:rsid="000391b2" officeooo:paragraph-rsid="000391b2" style:font-size-asian="12.25pt" style:font-size-complex="14pt"/>
    </style:style>
    <style:style style:name="P3" style:family="paragraph" style:parent-style-name="Standard">
      <style:text-properties style:font-name="Chilanka" fo:font-size="14pt" officeooo:rsid="00044f1f" officeooo:paragraph-rsid="00044f1f" style:font-size-asian="12.25pt" style:font-size-complex="14pt"/>
    </style:style>
    <style:style style:name="P4" style:family="paragraph" style:parent-style-name="Standard">
      <style:text-properties style:font-name="Chilanka" fo:font-size="14pt" style:text-underline-style="none" fo:font-weight="normal" officeooo:rsid="00057d97" officeooo:paragraph-rsid="00057d97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Chilanka" fo:font-size="14pt" style:text-underline-style="none" fo:font-weight="normal" officeooo:rsid="0006c1a5" officeooo:paragraph-rsid="0006c1a5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Chilanka" fo:font-size="14pt" style:text-underline-style="none" fo:font-weight="normal" officeooo:rsid="00083eac" officeooo:paragraph-rsid="00083eac" style:font-size-asian="12.25pt" style:font-weight-asian="normal" style:font-size-complex="14pt" style:font-weight-complex="normal"/>
    </style:style>
    <style:style style:name="P7" style:family="paragraph" style:parent-style-name="Standard">
      <style:text-properties style:font-name="Chilanka" fo:font-size="14pt" style:text-underline-style="none" fo:font-weight="normal" officeooo:rsid="0008f4db" officeooo:paragraph-rsid="0008f4db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6pt" style:text-underline-style="solid" style:text-underline-width="auto" style:text-underline-color="font-color" fo:font-weight="bold" officeooo:rsid="0003675e" officeooo:paragraph-rsid="0003675e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Chilanka" fo:font-size="16pt" style:text-underline-style="solid" style:text-underline-width="auto" style:text-underline-color="font-color" fo:font-weight="bold" officeooo:rsid="0004fba3" officeooo:paragraph-rsid="0003675e" style:font-size-asian="16pt" style:font-weight-asian="bold" style:font-size-complex="16pt" style:font-weight-complex="bold"/>
    </style:style>
    <style:style style:name="P10" style:family="paragraph" style:parent-style-name="Standard" style:list-style-name="L1">
      <style:text-properties style:font-name="Chilanka" fo:font-size="14pt" officeooo:rsid="0003675e" officeooo:paragraph-rsid="0003675e" style:font-size-asian="12.25pt" style:font-size-complex="14pt"/>
    </style:style>
    <style:style style:name="P11" style:family="paragraph" style:parent-style-name="Standard" style:list-style-name="L2">
      <style:text-properties style:font-name="Chilanka" fo:font-size="14pt" officeooo:rsid="0003675e" officeooo:paragraph-rsid="0003675e" style:font-size-asian="12.25pt" style:font-size-complex="14pt"/>
    </style:style>
    <style:style style:name="P12" style:family="paragraph" style:parent-style-name="Standard" style:list-style-name="L3">
      <style:text-properties style:font-name="Chilanka" fo:font-size="14pt" officeooo:rsid="0003675e" officeooo:paragraph-rsid="0003675e" style:font-size-asian="12.25pt" style:font-size-complex="14pt"/>
    </style:style>
    <style:style style:name="P13" style:family="paragraph" style:parent-style-name="Standard" style:list-style-name="L4">
      <style:text-properties style:font-name="Chilanka" fo:font-size="14pt" officeooo:rsid="0003675e" officeooo:paragraph-rsid="0003675e" style:font-size-asian="12.25pt" style:font-size-complex="14pt"/>
    </style:style>
    <style:style style:name="P14" style:family="paragraph" style:parent-style-name="Standard" style:list-style-name="L5">
      <style:text-properties style:font-name="Chilanka" fo:font-size="14pt" officeooo:rsid="0003675e" officeooo:paragraph-rsid="0003675e" style:font-size-asian="12.25pt" style:font-size-complex="14pt"/>
    </style:style>
    <style:style style:name="P15" style:family="paragraph" style:parent-style-name="Standard" style:list-style-name="L6">
      <style:text-properties style:font-name="Chilanka" fo:font-size="14pt" officeooo:rsid="0003675e" officeooo:paragraph-rsid="0003675e" style:font-size-asian="12.25pt" style:font-size-complex="14pt"/>
    </style:style>
    <style:style style:name="P16" style:family="paragraph" style:parent-style-name="Standard" style:list-style-name="L7">
      <style:text-properties style:font-name="Chilanka" fo:font-size="14pt" officeooo:rsid="000391b2" officeooo:paragraph-rsid="000391b2" style:font-size-asian="12.25pt" style:font-size-complex="14pt"/>
    </style:style>
    <style:style style:name="P17" style:family="paragraph" style:parent-style-name="Standard" style:list-style-name="L8">
      <style:text-properties style:font-name="Chilanka" fo:font-size="14pt" officeooo:rsid="00044f1f" officeooo:paragraph-rsid="00044f1f" style:font-size-asian="12.25pt" style:font-size-complex="14pt"/>
    </style:style>
    <style:style style:name="P18" style:family="paragraph" style:parent-style-name="Standard" style:list-style-name="L9">
      <style:text-properties style:font-name="Chilanka" fo:font-size="14pt" officeooo:rsid="00044f1f" officeooo:paragraph-rsid="00044f1f" style:font-size-asian="12.25pt" style:font-size-complex="14pt"/>
    </style:style>
    <style:style style:name="P19" style:family="paragraph" style:parent-style-name="Standard">
      <style:text-properties style:font-name="Chilanka" fo:font-size="14pt" style:text-underline-style="solid" style:text-underline-width="auto" style:text-underline-color="font-color" fo:font-weight="bold" officeooo:rsid="0004fba3" officeooo:paragraph-rsid="0004fba3" style:font-size-asian="12.25pt" style:font-weight-asian="bold" style:font-size-complex="14pt" style:font-weight-complex="bold"/>
    </style:style>
    <style:style style:name="P20" style:family="paragraph" style:parent-style-name="Standard" style:list-style-name="L10">
      <style:text-properties style:font-name="Chilanka" fo:font-size="14pt" style:text-underline-style="none" fo:font-weight="normal" officeooo:rsid="0006c1a5" officeooo:paragraph-rsid="0006c1a5" style:font-size-asian="12.25pt" style:font-weight-asian="normal" style:font-size-complex="14pt" style:font-weight-complex="normal"/>
    </style:style>
    <style:style style:name="P21" style:family="paragraph" style:parent-style-name="Standard" style:list-style-name="L11">
      <style:text-properties style:font-name="Chilanka" fo:font-size="14pt" style:text-underline-style="none" fo:font-weight="normal" officeooo:rsid="0006c1a5" officeooo:paragraph-rsid="00083eac" style:font-size-asian="12.25pt" style:font-weight-asian="normal" style:font-size-complex="14pt" style:font-weight-complex="normal"/>
    </style:style>
    <style:style style:name="P22" style:family="paragraph" style:parent-style-name="Standard" style:list-style-name="L11">
      <style:text-properties style:font-name="Chilanka" fo:font-size="14pt" style:text-underline-style="none" fo:font-weight="normal" officeooo:rsid="0006c1a5" officeooo:paragraph-rsid="0006c1a5" style:font-size-asian="12.25pt" style:font-weight-asian="normal" style:font-size-complex="14pt" style:font-weight-complex="normal"/>
    </style:style>
    <style:style style:name="P23" style:family="paragraph" style:parent-style-name="Standard" style:list-style-name="L11">
      <style:text-properties style:font-name="Chilanka" fo:font-size="14pt" style:text-underline-style="none" fo:font-weight="normal" officeooo:rsid="00083eac" officeooo:paragraph-rsid="00083eac" style:font-size-asian="12.25pt" style:font-weight-asian="normal" style:font-size-complex="14pt" style:font-weight-complex="normal"/>
    </style:style>
    <style:style style:name="P24" style:family="paragraph" style:parent-style-name="Standard" style:list-style-name="L12">
      <style:text-properties style:font-name="Chilanka" fo:font-size="14pt" style:text-underline-style="none" fo:font-weight="normal" officeooo:rsid="00083eac" officeooo:paragraph-rsid="00083eac" style:font-size-asian="12.25pt" style:font-weight-asian="normal" style:font-size-complex="14pt" style:font-weight-complex="normal"/>
    </style:style>
    <style:style style:name="P25" style:family="paragraph" style:parent-style-name="Standard" style:list-style-name="L13">
      <style:text-properties style:font-name="Chilanka" fo:font-size="14pt" style:text-underline-style="none" fo:font-weight="normal" officeooo:rsid="0008f4db" officeooo:paragraph-rsid="0008f4db" style:font-size-asian="12.25pt" style:font-weight-asian="normal" style:font-size-complex="14pt" style:font-weight-complex="normal"/>
    </style:style>
    <style:style style:name="P26" style:family="paragraph" style:parent-style-name="Standard" style:list-style-name="L13">
      <style:text-properties style:font-name="Chilanka" fo:font-size="14pt" style:text-underline-style="none" fo:font-weight="normal" officeooo:rsid="000ad1a8" officeooo:paragraph-rsid="000ad1a8" style:font-size-asian="12.25pt" style:font-weight-asian="normal" style:font-size-complex="14pt" style:font-weight-complex="normal"/>
    </style:style>
    <style:style style:name="P27" style:family="paragraph" style:parent-style-name="Standard" style:list-style-name="L12">
      <style:text-properties officeooo:paragraph-rsid="000ad1a8"/>
    </style:style>
    <style:style style:name="P28" style:family="paragraph" style:parent-style-name="Standard" style:list-style-name="L13">
      <style:text-properties officeooo:paragraph-rsid="000ad1a8"/>
    </style:style>
    <style:style style:name="P29" style:family="paragraph" style:parent-style-name="Standard" style:list-style-name="L13">
      <style:text-properties officeooo:paragraph-rsid="000ba4ce"/>
    </style:style>
    <style:style style:name="P30" style:family="paragraph" style:parent-style-name="Standard">
      <style:text-properties officeooo:rsid="000391b2" officeooo:paragraph-rsid="0004fba3"/>
    </style:style>
    <style:style style:name="T1" style:family="text">
      <style:text-properties style:font-name="Chilanka" officeooo:rsid="0004fba3"/>
    </style:style>
    <style:style style:name="T2" style:family="text">
      <style:text-properties style:font-name="Chilanka" fo:font-size="14pt" style:text-underline-style="none" fo:font-weight="normal" style:font-size-asian="12.25pt" style:font-weight-asian="normal" style:font-size-complex="14pt" style:font-weight-complex="normal"/>
    </style:style>
    <style:style style:name="T3" style:family="text">
      <style:text-properties style:font-name="Chilanka" fo:font-size="14pt" style:text-underline-style="none" fo:font-weight="normal" officeooo:rsid="00083eac" style:font-size-asian="12.25pt" style:font-weight-asian="normal" style:font-size-complex="14pt" style:font-weight-complex="normal"/>
    </style:style>
    <style:style style:name="T4" style:family="text">
      <style:text-properties style:font-name="Chilanka" fo:font-size="14pt" style:text-underline-style="none" fo:font-weight="normal" officeooo:rsid="000ad1a8" style:font-size-asian="12.25pt" style:font-weight-asian="normal" style:font-size-complex="14pt" style:font-weight-complex="normal"/>
    </style:style>
    <style:style style:name="T5" style:family="text">
      <style:text-properties style:font-name="Chilanka" fo:font-size="14pt" style:text-underline-style="none" fo:font-weight="normal" officeooo:rsid="000ba4ce" style:font-size-asian="12.25pt" style:font-weight-asian="normal" style:font-size-complex="14pt" style:font-weight-complex="normal"/>
    </style:style>
    <style:style style:name="T6" style:family="text">
      <style:text-properties style:font-name="Chilanka" fo:font-size="14pt" style:font-size-asian="12.25pt" style:font-size-complex="14pt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officeooo:rsid="0004fba3" style:font-weight-asian="bold" style:font-weight-complex="bold"/>
    </style:style>
    <style:style style:name="T9" style:family="text">
      <style:text-properties officeooo:rsid="00083eac"/>
    </style:style>
    <style:style style:name="T10" style:family="text">
      <style:text-properties officeooo:rsid="0008f4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8"><text:span text:style-name="T7"><text:tab/><text:tab/><text:tab/></text:span><text:span text:style-name="T1">Les Variables</text:span></text:p>
      <text:p text:style-name="Standard"/>
      <text:p text:style-name="P1">1 :</text:p>
      <text:list xml:id="list3250221763" text:style-name="L1">
        <text:list-item>
          <text:p text:style-name="P10">La valeur de B = 4</text:p>
        </text:list-item>
        <text:list-item>
          <text:p text:style-name="P10">La valeur de A = 3</text:p>
        </text:list-item>
      </text:list>
      <text:p text:style-name="P1">2 :</text:p>
      <text:list xml:id="list3995199564" text:style-name="L2">
        <text:list-item>
          <text:p text:style-name="P11">La valeur de A = 2</text:p>
        </text:list-item>
        <text:list-item>
          <text:p text:style-name="P11">La valeur de B = 3</text:p>
        </text:list-item>
        <text:list-item>
          <text:p text:style-name="P11">La valeur de C = 1</text:p>
        </text:list-item>
      </text:list>
      <text:p text:style-name="P1">3 :</text:p>
      <text:list xml:id="list3174549514" text:style-name="L3">
        <text:list-item>
          <text:p text:style-name="P12">A = 6</text:p>
        </text:list-item>
        <text:list-item>
          <text:p text:style-name="P12">B = 2</text:p>
        </text:list-item>
      </text:list>
      <text:p text:style-name="P1">4 : </text:p>
      <text:list xml:id="list129113207" text:style-name="L4">
        <text:list-item>
          <text:p text:style-name="P13">C = 13</text:p>
        </text:list-item>
        <text:list-item>
          <text:p text:style-name="P13">B = 13</text:p>
        </text:list-item>
        <text:list-item>
          <text:p text:style-name="P13">A = 13</text:p>
        </text:list-item>
      </text:list>
      <text:p text:style-name="P1">5 : </text:p>
      <text:list xml:id="list1729618186" text:style-name="L5">
        <text:list-item>
          <text:p text:style-name="P14">A = 2</text:p>
        </text:list-item>
        <text:list-item>
          <text:p text:style-name="P14">B = 2 </text:p>
        </text:list-item>
        <text:list-item>
          <text:p text:style-name="P14">Non, la valeur B reste la même. Oui, la valeur de A et B serait alors de 5.</text:p>
        </text:list-item>
      </text:list>
      <text:p text:style-name="P1">6 :</text:p>
      <text:list xml:id="list724583311" text:style-name="L6">
        <text:list-item>
          <text:p text:style-name="P15">C = A</text:p>
        </text:list-item>
        <text:list-item>
          <text:p text:style-name="P15">A = B</text:p>
        </text:list-item>
        <text:list-item>
          <text:p text:style-name="P15">B = C</text:p>
        </text:list-item>
      </text:list>
      <text:p text:style-name="P1">7 : </text:p>
      <text:list xml:id="list1203973374" text:style-name="L7">
        <text:list-item>
          <text:p text:style-name="P16">D = C</text:p>
        </text:list-item>
        <text:list-item>
          <text:p text:style-name="P16">C = B</text:p>
        </text:list-item>
        <text:list-item>
          <text:p text:style-name="P16">B = A</text:p>
        </text:list-item>
        <text:list-item>
          <text:p text:style-name="P16">A = D</text:p>
        </text:list-item>
      </text:list>
      <text:p text:style-name="P3">8 : </text:p>
      <text:list xml:id="list1265397076" text:style-name="L8">
        <text:list-item>
          <text:p text:style-name="P17">C = 435</text:p>
        </text:list-item>
      </text:list>
      <text:p text:style-name="P3">9 :</text:p>
      <text:list xml:id="list3872080046" text:style-name="L9">
        <text:list-item>
          <text:p text:style-name="P18">C= 42312</text:p>
        </text:list-item>
      </text:list>
      <text:p text:style-name="P2"/>
      <text:p text:style-name="P30"><text:span text:style-name="T6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09:39:55.846323164</meta:creation-date>
    <dc:date>2022-01-13T13:34:47.723972924</dc:date>
    <meta:editing-duration>PT7M3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3" meta:word-count="137" meta:character-count="324" meta:non-whitespace-character-count="232"/>
  </office:meta>
</office:document-meta>
</file>